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IranNastaliq" svg:font-family="IranNastaliq" style:font-pitch="variable"/>
    <style:font-face style:name="Terafik" svg:font-family="Terafik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size="80pt" style:font-size-asian="80pt" style:font-name-complex="IranNastaliq" style:font-size-complex="80pt"/>
    </style:style>
    <style:style style:name="P2" style:family="paragraph" style:parent-style-name="Standard">
      <style:text-properties fo:font-size="16pt" fo:font-weight="bold" style:font-size-asian="16pt" style:font-weight-asian="bold" style:font-name-complex="Terafik" style:font-size-complex="16pt" style:font-weight-complex="bold"/>
    </style:style>
    <style:style style:name="P3" style:family="paragraph" style:parent-style-name="Standard">
      <style:paragraph-properties fo:text-align="start" style:justify-single-word="false" style:writing-mode="lr-tb"/>
      <style:text-properties style:font-name="DejaVu Sans" fo:font-size="16pt" style:font-size-asian="16pt" style:font-name-complex="Terafik" style:font-size-complex="16pt"/>
    </style:style>
    <style:style style:name="P4" style:family="paragraph" style:parent-style-name="Standard">
      <style:paragraph-properties fo:text-align="start" style:justify-single-word="false" style:writing-mode="lr-tb"/>
      <style:text-properties style:font-name="DejaVu Sans" fo:font-size="16pt" style:font-size-asian="16pt" style:font-name-complex="Terafik" style:font-size-complex="16pt"/>
    </style:style>
    <style:style style:name="P5" style:family="paragraph" style:parent-style-name="Standard">
      <style:paragraph-properties fo:text-align="end" style:justify-single-word="false" style:writing-mode="rl-tb"/>
      <style:text-properties style:font-name="DejaVu Sans" fo:font-size="16pt" fo:font-weight="bold" style:font-size-asian="16pt" style:font-weight-asian="bold" style:font-name-complex="Terafik" style:font-size-complex="16pt" style:font-weight-complex="bold"/>
    </style:style>
    <style:style style:name="T1" style:family="text">
      <style:text-properties style:text-position="super 58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منابع</text:p>
      <text:p text:style-name="P2">سایت ویکی پدیا</text:p>
      <text:p text:style-name="P3"><text:a xlink:type="simple" xlink:href="http://www.wikipedia.org/">http://www.wikipedia.org</text:a></text:p>
      <text:p text:style-name="P3"/>
      <text:p text:style-name="P5">کتاب شروع برنامه نویسی لینوکس – انتشارات راکس</text:p>
      <text:p text:style-name="P3">Beginning Linux programming - 4<text:span text:style-name="T1">th</text:span> edition – Wrox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IranNastaliq" svg:font-family="IranNastaliq" style:font-pitch="variable"/>
    <style:font-face style:name="Terafik" svg:font-family="Terafik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text-align="end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fa" style:country-complex="IR"/>
    </style:default-style>
    <style:default-style style:family="paragraph">
      <style:paragraph-properties fo:text-align="end" style:justify-single-word="false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1" style:font-size-asian="12pt" style:language-asian="zh" style:country-asian="CN" style:font-name-complex="DejaVu Sans1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end" style:justify-single-word="fals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rl-tb" style:footnote-max-height="0in">
        <style:footnote-sep style:width="0.0071in" style:distance-before-sep="0.0398in" style:distance-after-sep="0.0398in" style:adjustment="righ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ehdi Esmaeelpour</meta:initial-creator>
    <meta:creation-date>2011-03-29T17:43:24</meta:creation-date>
    <dc:date>2011-03-29T18:35:13</dc:date>
    <dc:creator>Mehdi Esmaeelpour</dc:creator>
    <meta:editing-duration>PT00H03M04S</meta:editing-duration>
    <meta:editing-cycles>6</meta:editing-cycles>
    <meta:generator>OpenOffice.org/3.2$Unix OpenOffice.org_project/320m18$Build-9502</meta:generator>
    <meta:document-statistic meta:table-count="0" meta:image-count="0" meta:object-count="0" meta:page-count="1" meta:paragraph-count="5" meta:word-count="21" meta:character-count="136"/>
  </office:meta>
</office:document-meta>
</file>